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uil" svg:font-family="segoeuil, 'Segoe UI Cyrillic Light', 'Segoe UI Light', 'Helvetica Neue', Helvetica, Arial, Tahoma, 'Arial Unicode MS', sans-serif"/>
  </office:font-face-decls>
  <office:automatic-styles>
    <style:style style:name="Таблица2" style:family="table">
      <style:table-properties style:width="17.912cm" fo:margin-left="0cm" table:align="left"/>
    </style:style>
    <style:style style:name="Таблица2.A" style:family="table-column">
      <style:table-column-properties style:column-width="1.111cm"/>
    </style:style>
    <style:style style:name="Таблица2.B" style:family="table-column">
      <style:table-column-properties style:column-width="7.091cm"/>
    </style:style>
    <style:style style:name="Таблица2.C" style:family="table-column">
      <style:table-column-properties style:column-width="9.71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7.091cm"/>
    </style:style>
    <style:style style:name="Таблица1.C" style:family="table-column">
      <style:table-column-properties style:column-width="9.7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4.646cm"/>
    </style:style>
    <style:style style:name="P1" style:family="paragraph" style:parent-style-name="Standard">
      <style:paragraph-properties fo:line-height="115%"/>
      <style:text-properties fo:font-weight="bold" officeooo:rsid="0014954e" officeooo:paragraph-rsid="0014954e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345d8" officeooo:paragraph-rsid="0014954e" style:font-weight-asian="bold" style:font-weight-complex="bold"/>
    </style:style>
    <style:style style:name="P3" style:family="paragraph" style:parent-style-name="Table_20_Contents">
      <style:paragraph-properties fo:line-height="115%" fo:text-align="center" style:justify-single-word="false"/>
      <style:text-properties fo:font-weight="bold" officeooo:rsid="001345d8" officeooo:paragraph-rsid="0014954e" style:font-weight-asian="bold" style:font-weight-complex="bold"/>
    </style:style>
    <style:style style:name="P4" style:family="paragraph" style:parent-style-name="Table_20_Contents">
      <style:paragraph-properties fo:line-height="115%"/>
      <style:text-properties officeooo:rsid="001345d8" officeooo:paragraph-rsid="0014954e"/>
    </style:style>
    <style:style style:name="P5" style:family="paragraph" style:parent-style-name="Table_20_Contents">
      <style:paragraph-properties fo:margin-top="0.101cm" fo:margin-bottom="0.101cm" style:contextual-spacing="false" fo:line-height="100%"/>
      <style:text-properties officeooo:rsid="001345d8" officeooo:paragraph-rsid="0014954e"/>
    </style:style>
    <style:style style:name="P6" style:family="paragraph" style:parent-style-name="Table_20_Contents">
      <style:paragraph-properties fo:margin-top="0.101cm" fo:margin-bottom="0.101cm" style:contextual-spacing="false" fo:line-height="100%"/>
      <style:text-properties fo:language="ru" fo:country="RU" officeooo:rsid="0014954e" officeooo:paragraph-rsid="0014954e"/>
    </style:style>
    <style:style style:name="P7" style:family="paragraph" style:parent-style-name="Table_20_Contents">
      <style:paragraph-properties fo:margin-top="0.101cm" fo:margin-bottom="0.101cm" style:contextual-spacing="false" fo:line-height="100%"/>
      <style:text-properties fo:font-variant="normal" fo:text-transform="none" fo:color="#000000" loext:opacity="100%" style:font-name="segoeuil" fo:font-size="24pt" fo:letter-spacing="normal" fo:language="ru" fo:country="RU" fo:font-style="normal" fo:font-weight="normal" officeooo:rsid="001345d8" officeooo:paragraph-rsid="0014954e"/>
    </style:style>
    <style:style style:name="P8" style:family="paragraph" style:parent-style-name="Table_20_Contents">
      <style:paragraph-properties fo:margin-top="0.101cm" fo:margin-bottom="0.101cm" style:contextual-spacing="false" fo:line-height="100%"/>
      <style:text-properties fo:language="ru" fo:country="RU" officeooo:rsid="001345d8" officeooo:paragraph-rsid="0014954e"/>
    </style:style>
    <style:style style:name="P9" style:family="paragraph" style:parent-style-name="Standard">
      <style:paragraph-properties fo:line-height="115%"/>
      <style:text-properties fo:font-weight="bold" officeooo:rsid="001345d8" officeooo:paragraph-rsid="001345d8" style:font-weight-asian="bold" style:font-weight-complex="bold"/>
    </style:style>
    <style:style style:name="P10" style:family="paragraph" style:parent-style-name="Standard">
      <style:paragraph-properties fo:line-height="115%"/>
      <style:text-properties officeooo:rsid="001345d8" officeooo:paragraph-rsid="001345d8"/>
    </style:style>
    <style:style style:name="P11" style:family="paragraph" style:parent-style-name="Table_20_Contents">
      <style:paragraph-properties fo:line-height="115%" fo:text-align="center" style:justify-single-word="false"/>
      <style:text-properties fo:font-weight="bold" officeooo:rsid="001345d8" officeooo:paragraph-rsid="001345d8" style:font-weight-asian="bold" style:font-weight-complex="bold"/>
    </style:style>
    <style:style style:name="P12" style:family="paragraph" style:parent-style-name="Table_20_Contents">
      <style:paragraph-properties fo:line-height="115%"/>
      <style:text-properties officeooo:rsid="001345d8" officeooo:paragraph-rsid="001345d8"/>
    </style:style>
    <style:style style:name="P13" style:family="paragraph" style:parent-style-name="Table_20_Contents">
      <style:paragraph-properties fo:margin-top="0.101cm" fo:margin-bottom="0.101cm" style:contextual-spacing="false" fo:line-height="100%"/>
      <style:text-properties officeooo:rsid="001345d8" officeooo:paragraph-rsid="001345d8"/>
    </style:style>
    <style:style style:name="P14" style:family="paragraph" style:parent-style-name="Table_20_Contents">
      <style:paragraph-properties fo:margin-top="0.101cm" fo:margin-bottom="0.101cm" style:contextual-spacing="false" fo:line-height="100%"/>
      <style:text-properties fo:language="ru" fo:country="RU" officeooo:rsid="001345d8" officeooo:paragraph-rsid="001345d8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14954e"/>
    </style:style>
    <style:style style:name="T3" style:family="text">
      <style:text-properties fo:language="en" fo:country="US" officeooo:rsid="0014954e"/>
    </style:style>
    <style:style style:name="T4" style:family="text">
      <style:text-properties officeooo:rsid="001345d8"/>
    </style:style>
    <style:style style:name="T5" style:family="text">
      <style:text-properties officeooo:rsid="0014954e"/>
    </style:style>
    <style:style style:name="T6" style:family="text">
      <style:text-properties fo:language="ru" fo:country="RU"/>
    </style:style>
    <style:style style:name="T7" style:family="text">
      <style:text-properties fo:font-variant="normal" fo:text-transform="none" fo:color="#000000" loext:opacity="100%" style:font-name="segoeuil" fo:font-size="14pt" fo:letter-spacing="normal" fo:font-style="normal" fo:font-weight="normal" style:font-size-asian="14pt" style:font-size-complex="14pt"/>
    </style:style>
    <style:style style:name="T8" style:family="text">
      <style:text-properties officeooo:rsid="00145b6d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kupislona-store.ru/search-resul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асанова Г.В.</text:p>
      <text:p text:style-name="P1"/>
      <text:p text:style-name="P2">Автотест<text:span text:style-name="T1"> </text:span><text:span text:style-name="T2">№</text:span><text:span text:style-name="T3">1</text:span><text:span text:style-name="T1"> —</text:span> <text:span text:style-name="T2">Переход на страницу "Магазины" в главном меню</text:span></text:p>
      <text:p text:style-name="P1">Открыта страница <text:a xlink:type="simple" xlink:href="https://kupislona-store.ru/" text:style-name="Internet_20_link" text:visited-style-name="Visited_20_Internet_20_Link"><text:span text:style-name="T4">https://kupislona-store.ru/</text:span></text:a><text:span text:style-name="T4">)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">№ п/п</text:p>
          </table:table-cell>
          <table:table-cell table:style-name="Таблица2.A1" office:value-type="string">
            <text:p text:style-name="P3">Дейст<text:span text:style-name="T5">в</text:span>ие </text:p>
          </table:table-cell>
          <table:table-cell table:style-name="Таблица2.C1" office:value-type="string">
            <text:p text:style-name="P3">Ожидаемый результат</text:p>
          </table:table-cell>
        </table:table-row>
        <table:table-row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5"><text:span text:style-name="T5">Н</text:span>ажать на "Магазины" в Главном меню</text:p>
          </table:table-cell>
          <table:table-cell table:style-name="Таблица2.C2" office:value-type="string">
            <text:p text:style-name="P6">1. Страница <text:span text:style-name="T1">обновляется</text:span></text:p>
            <text:p text:style-name="P6">2. Переход на страницу URL страницы https://kupislona-store.ru/content/adresa-magazinov</text:p>
            <text:p text:style-name="P5"><text:span text:style-name="T2">3. </text:span><text:span text:style-name="T6">Заголовок страницы </text:span><text:bookmark text:name="page-title"/><text:span text:style-name="T7">Адреса магазинов наших партнеров</text:span></text:p>
            <text:p text:style-name="P7"/>
            <text:p text:style-name="P8"/>
          </table:table-cell>
        </table:table-row>
      </table:table>
      <text:p text:style-name="P2"/>
      <text:p text:style-name="P9"/>
      <text:p text:style-name="P9">Григорьева А.А.</text:p>
      <text:p text:style-name="P9">Автотест 3 - Отсутствие результатов поиска при неконкретном вводе данных </text:p>
      <text:p text:style-name="P9">Страница — главная страница 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№ п/п</text:p>
          </table:table-cell>
          <table:table-cell table:style-name="Таблица1.A1" office:value-type="string">
            <text:p text:style-name="P11">Дейсвтие </text:p>
          </table:table-cell>
          <table:table-cell table:style-name="Таблица1.C1" office:value-type="string">
            <text:p text:style-name="P11">Ожидаемый результат</text:p>
          </table:table-cell>
        </table:table-row>
        <table:table-row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3">Находиться на главной странице (<text:a xlink:type="simple" xlink:href="https://kupislona-store.ru/" text:style-name="Internet_20_link" text:visited-style-name="Visited_20_Internet_20_Link">https://kupislona-store.ru/</text:a>), нажать <text:span text:style-name="T8">ПКМ</text:span> на строку поиска в хэдере </text:p>
          </table:table-cell>
          <table:table-cell table:style-name="Таблица1.C2" office:value-type="string">
            <text:p text:style-name="P13">Курсор поменяется на <text:span text:style-name="T1">|</text:span></text:p>
          </table:table-cell>
        </table:table-row>
        <table:table-row>
          <table:table-cell table:style-name="Таблица1.A2" office:value-type="string">
            <text:p text:style-name="P12">2</text:p>
          </table:table-cell>
          <table:table-cell table:style-name="Таблица1.A2" office:value-type="string">
            <text:p text:style-name="P13">Ввести «ывдмтавдоатрыодтр»</text:p>
          </table:table-cell>
          <table:table-cell table:style-name="Таблица1.C2" office:value-type="string">
            <text:p text:style-name="P13">В строке записано «ывдмтавдоатрыодтр»</text:p>
          </table:table-cell>
        </table:table-row>
        <table:table-row table:style-name="Таблица1.4">
          <table:table-cell table:style-name="Таблица1.A2" office:value-type="string">
            <text:p text:style-name="P12">3</text:p>
          </table:table-cell>
          <table:table-cell table:style-name="Таблица1.A2" office:value-type="string">
            <text:p text:style-name="P13">Нажать ПКМ на лупу в строке поиске </text:p>
          </table:table-cell>
          <table:table-cell table:style-name="Таблица1.C2" office:value-type="string">
            <text:p text:style-name="P13">Страница обновиться. Поменяется <text:span text:style-name="T1">url </text:span><text:span text:style-name="T6">на https://kupislona-store.ru/search-result?search= ывдмтавдоатрыодтр.</text:span></text:p>
            <text:p text:style-name="P14">Заголовок страницы — Результат поиска</text:p>
            <text:p text:style-name="P14">Карточек товара — <text:span text:style-name="T8">отсутствует локатор </text:span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uil" svg:font-family="segoeuil, 'Segoe UI Cyrillic Light', 'Segoe UI Light', 'Helvetica Neue', Helvetica, Arial, Tahom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42:24.317262800</meta:creation-date>
    <dc:date>2026-01-21T20:52:17.064204300</dc:date>
    <meta:editing-duration>PT21M41S</meta:editing-duration>
    <meta:editing-cycles>4</meta:editing-cycles>
    <meta:generator>LibreOffice/25.8.3.2$Windows_X86_64 LibreOffice_project/8ca8d55c161d602844f5428fa4b58097424e324e</meta:generator>
    <meta:document-statistic meta:table-count="2" meta:image-count="0" meta:object-count="0" meta:page-count="1" meta:paragraph-count="28" meta:word-count="130" meta:character-count="1030" meta:non-whitespace-character-count="917"/>
  </office:meta>
</office:document-meta>
</file>